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imes New Roman" svg:font-family="'Times New Roman', serif"/>
  </office:font-face-decls>
  <office:automatic-styles>
    <style:style style:name="Tabela2" style:family="table">
      <style:table-properties style:width="17cm" table:align="center"/>
    </style:style>
    <style:style style:name="Tabela2.A" style:family="table-column">
      <style:table-column-properties style:column-width="5.408cm"/>
    </style:style>
    <style:style style:name="Tabela2.B" style:family="table-column">
      <style:table-column-properties style:column-width="11.592cm"/>
    </style:style>
    <style:style style:name="Tabela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8fc2d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text-properties fo:font-weight="normal" officeooo:paragraph-rsid="0008fc2d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f6dc4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13b149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line-height="17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3b149" style:text-blinking="false" fo:background-color="transparent"/>
    </style:style>
    <style:style style:name="P17" style:family="paragraph" style:parent-style-name="Text_20_body">
      <style:paragraph-properties fo:text-align="justify" style:justify-single-word="false"/>
      <style:text-properties officeooo:rsid="00057c37" officeooo:paragraph-rsid="00057c37"/>
    </style:style>
    <style:style style:name="P18" style:family="paragraph" style:parent-style-name="Text_20_body">
      <style:paragraph-properties fo:text-align="justify" style:justify-single-word="false"/>
      <style:text-properties officeooo:rsid="00126cab" officeooo:paragraph-rsid="00126cab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text-properties officeooo:paragraph-rsid="0013b149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T1" style:family="text">
      <style:text-properties officeooo:rsid="00057c37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color="#3c4043" loext:opacity="100%" style:font-name="Roboto" fo:font-size="10.5pt" fo:letter-spacing="normal" fo:font-weight="normal"/>
    </style:style>
    <style:style style:name="T4" style:family="text">
      <style:text-properties officeooo:rsid="0008fc2d"/>
    </style:style>
    <style:style style:name="T5" style:family="text">
      <style:text-properties officeooo:rsid="000f6dc4"/>
    </style:style>
    <style:style style:name="T6" style:family="text">
      <style:text-properties officeooo:rsid="0010ddf6"/>
    </style:style>
    <style:style style:name="T7" style:family="text">
      <style:text-properties officeooo:rsid="00126cab"/>
    </style:style>
    <style:style style:name="T8" style:family="text">
      <style:text-properties officeooo:rsid="0013862b"/>
    </style:style>
    <style:style style:name="T9" style:family="text">
      <style:text-properties officeooo:rsid="0013b14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9">PROJETO </text:span><text:span text:style-name="T1">BIBLIOTECA</text:span></text:p>
      <text:p text:style-name="P7">Especificação de Requisitos de Softwar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Versão <text:span text:style-name="T4">1.0</text:span></text:p>
      <text:p text:style-name="P5">13/07/202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line-break/><text:line-break/><text:line-break/></text:p>
      <text:p text:style-name="P9"/>
      <text:p text:style-name="P6"><text:span text:style-name="T1">Limeira</text:span>/SP</text:p>
      <text:p text:style-name="P6">20<text:span text:style-name="T1">24</text:span></text:p>
      <text:p text:style-name="P14"><text:soft-page-break/><text:span text:style-name="T3">- 20 testes unitários</text:span><text:line-break/><text:span text:style-name="T3">- 4 testes de integração</text:span></text:p>
      <text:p text:style-name="P14"/>
      <text:p text:style-name="P11"><text:span text:style-name="T2">A - VISÃO GERAL DO SISTEMA </text:span></text:p>
      <text:p text:style-name="P17"><text:span text:style-name="T7">A primeira versão do</text:span><text:span text:style-name="T5"> sistema para </text:span>Biblioteca Escolar<text:span text:style-name="T4"> </text:span><text:span text:style-name="T5">possibilita que bibliotecas escolares </text:span><text:span text:style-name="T6">disponibiliz</text:span><text:span text:style-name="T7">em</text:span><text:span text:style-name="T6"> </text:span><text:span text:style-name="T7">a</text:span><text:span text:style-name="T6">os usuários o acesso a todas as obras do acervo fí</text:span><text:span text:style-name="T7">sico. A aplicação permite o cadastro das obras, cadastro de usuários, empréstimos, devoluções e cálculo de multas por atraso na devolução. Sendo uma versão teste, abre-se a possibilidade de cadastrar usuários externos </text:span><text:span text:style-name="T8">(inicialmente, funcionár</text:span><text:span text:style-name="T7">ios de empresas parceiras/apoiadoras da escola</text:span><text:span text:style-name="T8">)</text:span><text:span text:style-name="T7">.</text:span></text:p>
      <text:p text:style-name="P18">Está previsto para a segunda versão: reservas das obras, cadastro <text:span text:style-name="T8">e exibição</text:span> de obras digitais, <text:span text:style-name="T8">empréstimo por hora, empréstimo entre bibliotecas, pré-visualização do conteúdo, resumo, referência bibliográfica.</text:span></text:p>
      <text:p text:style-name="P17"/>
      <text:p text:style-name="P16">B - REQUISITOS FUNCIONAIS <text:span text:style-name="T3">- 16 requisitos funcionais</text:span></text:p>
      <text:p text:style-name="P11"><text:span text:style-name="T2">B1 - Lançamentos diversos </text:span></text:p>
      <text:list text:style-name="L8">
        <text:list-header>
          <text:p text:style-name="P19"><text:span text:style-name="Strong_20_Emphasis">Cadastro de Usuários</text:span></text:p>
        </text:list-header>
      </text:list>
      <text:list text:style-name="L9">
        <text:list-item>
          <text:p text:style-name="P20">O sistema deve permitir a inclusão, alteração <text:span text:style-name="T9">e exclusão</text:span> de usuários da biblioteca com os seguintes atributos: <text:span text:style-name="T9">código de usuário, </text:span>nome, data de nascimento, endereço <text:span text:style-name="T9">residencial </text:span>(rua, número, bairro, cep, cidade, estado), <text:span text:style-name="T9">endereço eletrônico, </text:span>telefone <text:span text:style-name="T9">particular</text:span>, telefone comercial, <text:span text:style-name="T9">RG, RA, </text:span>CPF (para pessoa física), CNPJ (para pessoa jurídica), <text:span text:style-name="T9">setor (para funcionários)</text:span>.</text:p>
        </text:list-item>
      </text:list>
      <text:list text:style-name="L10">
        <text:list-item>
          <text:p text:style-name="P21"><text:span text:style-name="Strong_20_Emphasis">Cadastro de Obras</text:span></text:p>
        </text:list-item>
      </text:list>
      <text:list text:style-name="L11">
        <text:list-item>
          <text:p text:style-name="P22">O sistema deve permitir a inclusão e alteração das obras no acervo físico da biblioteca, com os seguintes atributos: ISBN, título, subtítulo, volume, entrada principal, entrada secundária, ano, código da imprenta, série, coleção, categoria, localização, código do curso. Cada obra deve ter um ISBN único.</text:p>
        </text:list-item>
      </text:list>
      <text:list text:style-name="L12">
        <text:list-item>
          <text:p text:style-name="P23"><text:span text:style-name="Strong_20_Emphasis">Cadastro de Exemplares</text:span></text:p>
        </text:list-item>
      </text:list>
      <text:list text:style-name="L13">
        <text:list-item>
          <text:p text:style-name="P24">O sistema deve permitir a inclusão e alteração dos exemplares das obras disponíveis para empréstimo na biblioteca. Cada exemplar possui os seguintes atributos: tombo, edição, número de páginas, localização, quantidade disponível, código da obra (ISBN). Cada exemplar pertence a uma única obra.</text:p>
        </text:list-item>
      </text:list>
      <text:list text:style-name="L14">
        <text:list-item>
          <text:p text:style-name="P25"><text:span text:style-name="Strong_20_Emphasis">Cadastro de Usuários Externos</text:span></text:p>
        </text:list-item>
      </text:list>
      <text:list text:style-name="L15">
        <text:list-item>
          <text:p text:style-name="P26">O sistema deve permitir a inclusão e alteração de usuários externos, especificamente funcionários de empresas parceiras/apoiadoras da escola, com os seguintes atributos: nome, endereço (rua, número, bairro, cep, cidade, estado), contato (telefone residencial, telefone comercial, celular, e-mail), CPF, CNPJ, vínculo com a empresa parceira.</text:p>
        </text:list-item>
      </text:list>
      <text:list text:style-name="L16">
        <text:list-item>
          <text:p text:style-name="P27"><text:soft-page-break/><text:span text:style-name="Strong_20_Emphasis">Empréstimos</text:span></text:p>
        </text:list-item>
      </text:list>
      <text:list text:style-name="L17">
        <text:list-item>
          <text:p text:style-name="P28">O sistema deve permitir o registro de empréstimos de obras para seus usuários. O usuário pode solicitar o empréstimo de uma obra por meio das seguintes opções: (i) atendente via balcão; (ii) terminal disponível no ambiente interno da biblioteca; e (iii) aplicativo móvel (mobile app). Em ambos os meios de consulta, o usuário pode visualizar todas as informações relativas à obra que selecionou. Cada empréstimo deve ser registrado nominalmente a um usuário, e a obra deve ter uma data de devolução específica. O empréstimo só deve ser permitido se houver exemplares disponíveis no momento da solicitação. O sistema não permite agendamento de empréstimos em períodos futuros.</text:p>
        </text:list-item>
      </text:list>
      <text:list text:style-name="L18">
        <text:list-item>
          <text:p text:style-name="P29"><text:span text:style-name="Strong_20_Emphasis">Devoluções</text:span></text:p>
        </text:list-item>
      </text:list>
      <text:list text:style-name="L19">
        <text:list-item>
          <text:p text:style-name="P30">O sistema deve permitir a devolução de uma ou mais obras por um usuário. Para isso, devem ser registrados a data e hora de devolução da obra e o estado da obra no momento da devolução. O sistema deve calcular e apresentar na tela o total de multas por atraso, se houver. Um empréstimo é finalizado quando todas as obras contidas naquele empréstimo forem devolvidas. Para isso, o sistema deve indicar o status do empréstimo.</text:p>
        </text:list-item>
      </text:list>
      <text:list text:style-name="L20">
        <text:list-item>
          <text:p text:style-name="P31"><text:span text:style-name="Strong_20_Emphasis">Cálculo de Multas</text:span></text:p>
        </text:list-item>
      </text:list>
      <text:list text:style-name="L21">
        <text:list-item>
          <text:p text:style-name="P32">O sistema deve permitir o cálculo automático das multas por atraso na devolução de obras. As multas devem ser calculadas com base no número de dias de atraso e no valor da multa diária. O sistema deve registrar o pagamento de multas, contendo as seguintes informações: código do usuário, valor da multa, data de pagamento.</text:p>
        </text:list-item>
      </text:list>
      <text:p text:style-name="Text_20_body"/>
      <text:p text:style-name="P4">B2 -Impressão de diversos tipos de relatórios e consultas </text:p>
      <text:p text:style-name="Text_20_body"/>
      <text:p text:style-name="P16">C - REQUISITOS NÃO FUNCIONAIS <text:span text:style-name="T3">- 2 requisitos não-funcionais</text:span></text:p>
      <text:p text:style-name="Text_20_body"/>
      <text:p text:style-name="P4">C1. Confiabilidade </text:p>
      <text:p text:style-name="Text_20_body"/>
      <text:p text:style-name="P4">C2. Eficiência</text:p>
      <text:p text:style-name="Text_20_body"/>
      <text:p text:style-name="P4">C3. Portabilidade</text:p>
      <text:p text:style-name="Text_20_body"/>
      <text:p text:style-name="P4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Termo</text:p>
          </table:table-cell>
          <table:table-cell table:style-name="Tabela2.A1" office:value-type="string">
            <text:p text:style-name="P2">Descrição</text:p>
          </table:table-cell>
        </table:table-row>
        <text:soft-page-break/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Table_20_Contents"/>
          </table:table-cell>
        </table:table-row>
      </table:table>
      <text:p text:style-name="P10"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2:49:22.760000000</meta:creation-date>
    <dc:date>2024-07-30T07:19:22.087000000</dc:date>
    <meta:editing-duration>P2DT21H9M49S</meta:editing-duration>
    <meta:editing-cycles>4</meta:editing-cycles>
    <meta:generator>LibreOffice/24.2.3.2$Windows_X86_64 LibreOffice_project/433d9c2ded56988e8a90e6b2e771ee4e6a5ab2ba</meta:generator>
    <meta:document-statistic meta:table-count="1" meta:image-count="0" meta:object-count="0" meta:page-count="4" meta:paragraph-count="36" meta:word-count="605" meta:character-count="3963" meta:non-whitespace-character-count="3397"/>
  </office:meta>
</office:document-meta>
</file>